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0.586cm"/>
    </style:style>
    <style:style style:name="co8" style:family="table-column">
      <style:table-column-properties fo:break-before="auto" style:column-width="0.806cm"/>
    </style:style>
    <style:style style:name="co9" style:family="table-column">
      <style:table-column-properties fo:break-before="auto" style:column-width="1.12cm"/>
    </style:style>
    <style:style style:name="co10" style:family="table-column">
      <style:table-column-properties fo:break-before="auto" style:column-width="1.341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1.57cm"/>
    </style:style>
    <style:style style:name="co15" style:family="table-column">
      <style:table-column-properties fo:break-before="auto" style:column-width="2.147cm"/>
    </style:style>
    <style:style style:name="co16" style:family="table-column">
      <style:table-column-properties fo:break-before="auto" style:column-width="1.894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2.125cm"/>
    </style:style>
    <style:style style:name="co20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1.205cm"/>
    </style:style>
    <style:style style:name="co22" style:family="table-column">
      <style:table-column-properties fo:break-before="auto" style:column-width="1.413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2.524cm"/>
    </style:style>
    <style:style style:name="co26" style:family="table-column">
      <style:table-column-properties fo:break-before="auto" style:column-width="2.219cm"/>
    </style:style>
    <style:style style:name="co27" style:family="table-column">
      <style:table-column-properties fo:break-before="auto" style:column-width="1.235cm"/>
    </style:style>
    <style:style style:name="co28" style:family="table-column">
      <style:table-column-properties fo:break-before="auto" style:column-width="0.878cm"/>
    </style:style>
    <style:style style:name="ro1" style:family="table-row">
      <style:table-row-properties style:row-height="1.1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7cm" fo:break-before="auto" style:use-optimal-row-height="false"/>
    </style:style>
    <style:style style:name="ta1" style:family="table" style:master-page-name="Default">
      <style:table-properties table:display="true" style:writing-mode="lr-tb" table:tab-color="#afd095"/>
    </style:style>
    <style:style style:name="ta2" style:family="table" style:master-page-name="Default">
      <style:table-properties table:display="true" style:writing-mode="lr-tb" table:tab-color="#ffe994"/>
    </style:style>
    <style:style style:name="ta3" style:family="table" style:master-page-name="Default">
      <style:table-properties table:display="false" style:writing-mode="lr-tb" table:tab-color="#b4c7d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468a1a" style:text-outline="false" style:font-name="DejaVu Sans" fo:font-size="14pt" fo:text-shadow="none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9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" style:family="table-cell" style:parent-style-name="Default" style:data-style-name="N139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7" style:family="table-cell" style:parent-style-name="Default">
      <style:table-cell-properties fo:background-color="#dde8cb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size="8pt" style:font-size-asian="8pt" style:font-size-complex="8pt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33" style:family="table-cell" style:parent-style-name="Default">
      <style:table-cell-properties fo:background-color="#ffffd7"/>
    </style:style>
    <style:style style:name="ce3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#ffffd7"/>
    </style:style>
    <style:style style:name="ce11" style:family="table-cell" style:parent-style-name="Default">
      <style:table-cell-properties style:glyph-orientation-vertical="0" fo:background-color="#33333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128">
      <style:table-cell-properties fo:background-color="#ffffff"/>
      <style:text-properties fo:color="#3465a4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map style:condition="cell-content-is-between(-0.000001,0.000001)" style:apply-style-name="Bad" style:base-cell-address="Users.C2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ext-properties style:use-window-font-color="true"/>
    </style:style>
    <style:style style:name="ce17" style:family="table-cell" style:parent-style-name="Default">
      <style:table-cell-properties fo:background-color="#333333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2"/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36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8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28"/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ymbol-color="#468a1a" fo:background-color="#dde8cb" fo:border="none" loext:decorative="false"/>
    </style:style>
    <style:style style:name="gr3" style:family="graphic" style:parent-style-name="Default">
      <style:graphic-properties draw:textarea-vertical-align="middle" loext:decorative="false"/>
    </style:style>
    <style:style style:name="gr4" style:family="graphic" style:parent-style-name="Default">
      <style:graphic-properties fo:border="solid #468a1a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a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1" form:linked-cell="Data.N3" form:page-step-size="30" form:delay-for-repeat="PT0.050000000S" form:min-value="-50095" form:max-value="5009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heckbox form:name="Check Box 1" form:control-implementation="ooo:com.sun.star.form.component.CheckBox" xml:id="control2" form:id="control2" form:label="Today" form:visual-effect="flat" form:value="0" form:input-required="false" form:linked-cell="Data.N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listbox form:name="List Box 1" form:control-implementation="ooo:com.sun.star.form.component.ListBox" xml:id="control3" form:id="control3" form:dropdown="true" form:size="20" form:input-required="false" form:bound-column="1" form:linked-cell="Data.Q1" form:list-linkage-type="selection-indexes" form:source-cell-range="Users.A2:Users.B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  <form:list-value office:value="0"/>
                </form:list-property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0" draw:style-name="gr1" draw:text-style-name="P1" svg:width="33.405cm" svg:height="13.231cm" svg:x="0.265cm" svg:y="2.772cm">
            <draw:object draw:notify-on-update-of-ranges="Data.B2:Data.B33 Data.I1:Data.I1 Data.I2:Data.I33 Data.J1:Data.J1 Data.J2:Data.J33 Data.G1:Data.G1 Data.G2:Data.G33 Data.H1:Data.H1 Data.H2:Data.H33 Data.C1:Data.C1 Data.C2:Data.C33 Data.D1:Data.D1 Data.D2:Data.D33 Data.E1:Data.E1 Data.E2:Data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3" draw:style-name="gr2" draw:text-style-name="P2" svg:width="18.168cm" svg:height="0.452cm" svg:x="6.218cm" svg:y="1.762cm" draw:control="control1"/>
          <draw:control draw:z-index="2" draw:name="Control 2" draw:style-name="gr3" draw:text-style-name="P3" svg:width="1.551cm" svg:height="0.595cm" svg:x="15.144cm" svg:y="1.045cm" draw:control="control2"/>
          <draw:control draw:z-index="3" draw:name="Control 1" draw:style-name="gr4" draw:text-style-name="P3" svg:width="3.87cm" svg:height="0.616cm" svg:x="29.954cm" svg:y="2.56cm" draw:control="control3"/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242" table:default-cell-style-name="Default"/>
        <table:table-column table:style-name="co13" table:number-columns-repeated="767" table:default-cell-style-name="Default"/>
        <table:table-row table:style-name="ro1">
          <table:table-cell/>
          <table:table-cell office:value-type="string" calcext:value-type="string" table:number-columns-spanned="7" table:number-rows-spanned="1">
            <text:p>Biorhythm Calculato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From</text:p>
          </table:table-cell>
          <table:table-cell table:number-columns-repeated="7"/>
          <table:table-cell table:style-name="ce5" office:value-type="string" calcext:value-type="string">
            <text:p>To</text:p>
          </table:table-cell>
          <table:table-cell/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ce4"/>
          <table:table-cell table:style-name="ce6" table:formula="of:=[$Data.B2]" office:value-type="date" office:date-value="2024-01-13" calcext:value-type="date">
            <text:p>Sat, 13-Jan-2024</text:p>
          </table:table-cell>
          <table:table-cell table:style-name="ce7" table:number-columns-repeated="7"/>
          <table:table-cell table:style-name="ce6" table:formula="of:=[$Data.B33]" office:value-type="date" office:date-value="2024-02-13" calcext:value-type="date">
            <text:p>Tue, 13-Feb-2024</text:p>
          </table:table-cell>
          <table:table-cell/>
          <table:table-cell table:style-name="ce9" table:formula="of:=DAY([Data.N1])" office:value-type="float" office:value="30" calcext:value-type="float">
            <text:p>30</text:p>
          </table:table-cell>
          <table:table-cell table:style-name="ce10" table:formula="of:=MONTH([Data.N1])" office:value-type="float" office:value="12" calcext:value-type="float">
            <text:p>12</text:p>
          </table:table-cell>
          <table:table-cell table:style-name="ce10" table:formula="of:=YEAR([Data.N1])" office:value-type="float" office:value="1899" calcext:value-type="float">
            <text:p>1899</text:p>
          </table:table-cell>
          <table:table-cell/>
          <table:table-cell table:style-name="ce2" table:number-columns-repeated="2"/>
          <table:table-cell table:number-columns-repeated="1007"/>
        </table:table-row>
      </table:table>
      <table:table table:name="Users" table:style-name="ta2">
        <office:forms form:automatic-focus="false" form:apply-design-mode="false"/>
        <table:table-column table:style-name="co14" table:default-cell-style-name="ce33"/>
        <table:table-column table:style-name="co5" table:default-cell-style-name="ce33"/>
        <table:table-row table:style-name="ro2">
          <table:table-cell table:style-name="ce32" office:value-type="string" calcext:value-type="string">
            <text:p>User</text:p>
          </table:table-cell>
          <table:table-cell table:style-name="ce34" office:value-type="string" calcext:value-type="string">
            <text:p>Birthday</text:p>
          </table:table-cell>
        </table:table-row>
        <table:table-row table:style-name="ro2" table:number-rows-repeated="4">
          <table:table-cell/>
          <table:table-cell table:style-name="ce35"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ta" table:style-name="ta3">
        <office:forms form:automatic-focus="false" form:apply-design-mode="false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6"/>
        <table:table-column table:style-name="co21" table:default-cell-style-name="ce18"/>
        <table:table-column table:style-name="co22" table:default-cell-style-name="ce18"/>
        <table:table-column table:style-name="co17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number-columns-repeated="1004" table:default-cell-style-name="Default"/>
        <table:table-row table:style-name="ro2">
          <table:table-cell table:style-name="ce11" office:value-type="string" calcext:value-type="string">
            <text:p>Since Birth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hysical</text:p>
          </table:table-cell>
          <table:table-cell table:style-name="ce11" office:value-type="string" calcext:value-type="string">
            <text:p>Emotional</text:p>
          </table:table-cell>
          <table:table-cell table:style-name="ce11" office:value-type="string" calcext:value-type="string">
            <text:p>Intellectual</text:p>
          </table:table-cell>
          <table:table-cell table:style-name="ce15" office:value-type="string" calcext:value-type="string">
            <text:p>OVERALL</text:p>
          </table:table-cell>
          <table:table-cell table:style-name="ce17" office:value-type="string" calcext:value-type="string">
            <text:p>PLUS</text:p>
          </table:table-cell>
          <table:table-cell table:style-name="ce17" office:value-type="string" calcext:value-type="string">
            <text:p>MINUS</text:p>
          </table:table-cell>
          <table:table-cell table:style-name="ce17" office:value-type="string" calcext:value-type="string">
            <text:p>TODAY+</text:p>
          </table:table-cell>
          <table:table-cell table:style-name="ce17" office:value-type="string" calcext:value-type="string">
            <text:p>TODAY-</text:p>
          </table:table-cell>
          <table:table-cell table:style-name="ce19" table:number-columns-repeated="2"/>
          <table:table-cell table:style-name="ce20" office:value-type="string" calcext:value-type="string">
            <text:p>Birth Date:</text:p>
          </table:table-cell>
          <table:table-cell table:style-name="ce22" table:formula="of:=INDEX([$Users.B2:.B11];[.$Q$1])" office:value-type="date" office:date-value="1899-12-30" calcext:value-type="date">
            <text:p>30/12/1899</text:p>
          </table:table-cell>
          <table:table-cell table:style-name="ce28"/>
          <table:table-cell office:value-type="string" calcext:value-type="string">
            <text:p>User</text:p>
          </table:table-cell>
          <table:table-cell table:style-name="ce31" office:value-type="float" office:value="1" calcext:value-type="float">
            <text:p>1</text:p>
          </table:table-cell>
          <table:table-cell table:style-name="ce28"/>
          <table:table-cell table:style-name="ce19" table:number-columns-repeated="1003"/>
        </table:table-row>
        <table:table-row table:style-name="ro2">
          <table:table-cell table:formula="of:=[.$N$2]+[.$N$3]-[.$N$1]" office:value-type="float" office:value="45304" calcext:value-type="float">
            <text:p>45304</text:p>
          </table:table-cell>
          <table:table-cell table:formula="of:=[.$N$2]+[.$N$3]" office:value-type="date" office:date-value="2024-01-13" calcext:value-type="date">
            <text:p>13-Jan-24</text:p>
          </table:table-cell>
          <table:table-cell table:formula="of:=SIN(2*PI()*[.A2]/[.$N$6])" office:value-type="float" office:value="-0.997668769190437" calcext:value-type="float">
            <text:p>-1.00</text:p>
          </table:table-cell>
          <table:table-cell table:formula="of:=SIN(2*PI()*[.A2]/[.$N$7])" office:value-type="float" office:value="-0.000000000000779988781514538" calcext:value-type="float">
            <text:p>0.00</text:p>
          </table:table-cell>
          <table:table-cell table:formula="of:=SIN(2*PI()*[.A2]/[.$N$8])" office:value-type="float" office:value="-0.814575952050464" calcext:value-type="float">
            <text:p>-0.81</text:p>
          </table:table-cell>
          <table:table-cell table:formula="of:=AVERAGE([.C2:.E2])" office:value-type="float" office:value="-0.604081573747227" calcext:value-type="float">
            <text:p>-0.60</text:p>
          </table:table-cell>
          <table:table-cell table:formula="of:=IF([.F2]&gt;0;[.F2];0)" office:value-type="float" office:value="0" calcext:value-type="float">
            <text:p>0.00</text:p>
          </table:table-cell>
          <table:table-cell table:formula="of:=IF([.F2]&lt;0;[.F2];0)" office:value-type="float" office:value="-0.604081573747227" calcext:value-type="float">
            <text:p>-0.60</text:p>
          </table:table-cell>
          <table:table-cell table:formula="of:=IF([.B2]=TODAY();1;0)" office:value-type="float" office:value="0" calcext:value-type="float">
            <text:p>0</text:p>
          </table:table-cell>
          <table:table-cell table:formula="of:=IF([.B2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Start Date:</text:p>
          </table:table-cell>
          <table:table-cell table:style-name="ce23" table:formula="of:=TODAY()-15" office:value-type="date" office:date-value="2024-01-13" calcext:value-type="date">
            <text:p>13-Jan-24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2]+1" office:value-type="float" office:value="45305" calcext:value-type="float">
            <text:p>45305</text:p>
          </table:table-cell>
          <table:table-cell table:formula="of:=[.B2]+1" office:value-type="date" office:date-value="2024-01-14" calcext:value-type="date">
            <text:p>14-Jan-24</text:p>
          </table:table-cell>
          <table:table-cell table:formula="of:=SIN(2*PI()*[.A3]/[.$N$6])" office:value-type="float" office:value="-0.97908408768243" calcext:value-type="float">
            <text:p>-0.98</text:p>
          </table:table-cell>
          <table:table-cell table:formula="of:=SIN(2*PI()*[.A3]/[.$N$7])" office:value-type="float" office:value="0.222520933954437" calcext:value-type="float">
            <text:p>0.22</text:p>
          </table:table-cell>
          <table:table-cell table:formula="of:=SIN(2*PI()*[.A3]/[.$N$8])" office:value-type="float" office:value="-0.690079011483135" calcext:value-type="float">
            <text:p>-0.69</text:p>
          </table:table-cell>
          <table:table-cell table:formula="of:=AVERAGE([.C3:.E3])" office:value-type="float" office:value="-0.482214055070376" calcext:value-type="float">
            <text:p>-0.48</text:p>
          </table:table-cell>
          <table:table-cell table:formula="of:=IF([.F3]&gt;0;[.F3];0)" office:value-type="float" office:value="0" calcext:value-type="float">
            <text:p>0.00</text:p>
          </table:table-cell>
          <table:table-cell table:formula="of:=IF([.F3]&lt;0;[.F3];0)" office:value-type="float" office:value="-0.482214055070376" calcext:value-type="float">
            <text:p>-0.48</text:p>
          </table:table-cell>
          <table:table-cell table:formula="of:=IF([.B3]=TODAY();1;0)" office:value-type="float" office:value="0" calcext:value-type="float">
            <text:p>0</text:p>
          </table:table-cell>
          <table:table-cell table:formula="of:=IF([.B3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ays Elapsed:</text:p>
          </table:table-cell>
          <table:table-cell table:style-name="ce24" office:value-type="string" calcext:value-type="string">
            <text:p>0</text:p>
          </table:table-cell>
          <table:table-cell table:style-name="ce29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2">
          <table:table-cell table:formula="of:=[.A3]+1" office:value-type="float" office:value="45306" calcext:value-type="float">
            <text:p>45306</text:p>
          </table:table-cell>
          <table:table-cell table:formula="of:=[.B3]+1" office:value-type="date" office:date-value="2024-01-15" calcext:value-type="date">
            <text:p>15-Jan-24</text:p>
          </table:table-cell>
          <table:table-cell table:formula="of:=SIN(2*PI()*[.A4]/[.$N$6])" office:value-type="float" office:value="-0.887885218402167" calcext:value-type="float">
            <text:p>-0.89</text:p>
          </table:table-cell>
          <table:table-cell table:formula="of:=SIN(2*PI()*[.A4]/[.$N$7])" office:value-type="float" office:value="0.433883739118069" calcext:value-type="float">
            <text:p>0.43</text:p>
          </table:table-cell>
          <table:table-cell table:formula="of:=SIN(2*PI()*[.A4]/[.$N$8])" office:value-type="float" office:value="-0.54064081745473" calcext:value-type="float">
            <text:p>-0.54</text:p>
          </table:table-cell>
          <table:table-cell table:formula="of:=AVERAGE([.C4:.E4])" office:value-type="float" office:value="-0.331547432246276" calcext:value-type="float">
            <text:p>-0.33</text:p>
          </table:table-cell>
          <table:table-cell table:formula="of:=IF([.F4]&gt;0;[.F4];0)" office:value-type="float" office:value="0" calcext:value-type="float">
            <text:p>0.00</text:p>
          </table:table-cell>
          <table:table-cell table:formula="of:=IF([.F4]&lt;0;[.F4];0)" office:value-type="float" office:value="-0.331547432246276" calcext:value-type="float">
            <text:p>-0.33</text:p>
          </table:table-cell>
          <table:table-cell table:formula="of:=IF([.B4]=TODAY();1;0)" office:value-type="float" office:value="0" calcext:value-type="float">
            <text:p>0</text:p>
          </table:table-cell>
          <table:table-cell table:formula="of:=IF([.B4]=TODAY();-1;0)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style-name="ce25"/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4]+1" office:value-type="float" office:value="45307" calcext:value-type="float">
            <text:p>45307</text:p>
          </table:table-cell>
          <table:table-cell table:formula="of:=[.B4]+1" office:value-type="date" office:date-value="2024-01-16" calcext:value-type="date">
            <text:p>16-Jan-24</text:p>
          </table:table-cell>
          <table:table-cell table:formula="of:=SIN(2*PI()*[.A5]/[.$N$6])" office:value-type="float" office:value="-0.73083596427839" calcext:value-type="float">
            <text:p>-0.73</text:p>
          </table:table-cell>
          <table:table-cell table:formula="of:=SIN(2*PI()*[.A5]/[.$N$7])" office:value-type="float" office:value="0.623489801858281" calcext:value-type="float">
            <text:p>0.62</text:p>
          </table:table-cell>
          <table:table-cell table:formula="of:=SIN(2*PI()*[.A5]/[.$N$8])" office:value-type="float" office:value="-0.371662455660477" calcext:value-type="float">
            <text:p>-0.37</text:p>
          </table:table-cell>
          <table:table-cell table:formula="of:=AVERAGE([.C5:.E5])" office:value-type="float" office:value="-0.159669539360195" calcext:value-type="float">
            <text:p>-0.16</text:p>
          </table:table-cell>
          <table:table-cell table:formula="of:=IF([.F5]&gt;0;[.F5];0)" office:value-type="float" office:value="0" calcext:value-type="float">
            <text:p>0.00</text:p>
          </table:table-cell>
          <table:table-cell table:formula="of:=IF([.F5]&lt;0;[.F5];0)" office:value-type="float" office:value="-0.159669539360195" calcext:value-type="float">
            <text:p>-0.16</text:p>
          </table:table-cell>
          <table:table-cell table:formula="of:=IF([.B5]=TODAY();1;0)" office:value-type="float" office:value="0" calcext:value-type="float">
            <text:p>0</text:p>
          </table:table-cell>
          <table:table-cell table:formula="of:=IF([.B5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CYCLE</text:p>
          </table:table-cell>
          <table:table-cell table:style-name="ce26" office:value-type="string" calcext:value-type="string">
            <text:p>DURATION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5]+1" office:value-type="float" office:value="45308" calcext:value-type="float">
            <text:p>45308</text:p>
          </table:table-cell>
          <table:table-cell table:formula="of:=[.B5]+1" office:value-type="date" office:date-value="2024-01-17" calcext:value-type="date">
            <text:p>17-Jan-24</text:p>
          </table:table-cell>
          <table:table-cell table:formula="of:=SIN(2*PI()*[.A6]/[.$N$6])" office:value-type="float" office:value="-0.51958395003493" calcext:value-type="float">
            <text:p>-0.52</text:p>
          </table:table-cell>
          <table:table-cell table:formula="of:=SIN(2*PI()*[.A6]/[.$N$7])" office:value-type="float" office:value="0.781831482468088" calcext:value-type="float">
            <text:p>0.78</text:p>
          </table:table-cell>
          <table:table-cell table:formula="of:=SIN(2*PI()*[.A6]/[.$N$8])" office:value-type="float" office:value="-0.189251244359953" calcext:value-type="float">
            <text:p>-0.19</text:p>
          </table:table-cell>
          <table:table-cell table:formula="of:=AVERAGE([.C6:.E6])" office:value-type="float" office:value="0.0243320960244017" calcext:value-type="float">
            <text:p>0.02</text:p>
          </table:table-cell>
          <table:table-cell table:formula="of:=IF([.F6]&gt;0;[.F6];0)" office:value-type="float" office:value="0.0243320960244017" calcext:value-type="float">
            <text:p>0.02</text:p>
          </table:table-cell>
          <table:table-cell table:formula="of:=IF([.F6]&lt;0;[.F6];0)" office:value-type="float" office:value="0" calcext:value-type="float">
            <text:p>0.00</text:p>
          </table:table-cell>
          <table:table-cell table:formula="of:=IF([.B6]=TODAY();1;0)" office:value-type="float" office:value="0" calcext:value-type="float">
            <text:p>0</text:p>
          </table:table-cell>
          <table:table-cell table:formula="of:=IF([.B6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Physical</text:p>
          </table:table-cell>
          <table:table-cell table:style-name="ce27" office:value-type="float" office:value="23" calcext:value-type="float">
            <text:p>23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6]+1" office:value-type="float" office:value="45309" calcext:value-type="float">
            <text:p>45309</text:p>
          </table:table-cell>
          <table:table-cell table:formula="of:=[.B6]+1" office:value-type="date" office:date-value="2024-01-18" calcext:value-type="date">
            <text:p>18-Jan-24</text:p>
          </table:table-cell>
          <table:table-cell table:formula="of:=SIN(2*PI()*[.A7]/[.$N$6])" office:value-type="float" office:value="-0.269796771157267" calcext:value-type="float">
            <text:p>-0.27</text:p>
          </table:table-cell>
          <table:table-cell table:formula="of:=SIN(2*PI()*[.A7]/[.$N$7])" office:value-type="float" office:value="0.900968867901963" calcext:value-type="float">
            <text:p>0.90</text:p>
          </table:table-cell>
          <table:table-cell table:formula="of:=SIN(2*PI()*[.A7]/[.$N$8])" office:value-type="float" office:value="-0.000000000000727086515713918" calcext:value-type="float">
            <text:p>0.00</text:p>
          </table:table-cell>
          <table:table-cell table:formula="of:=AVERAGE([.C7:.E7])" office:value-type="float" office:value="0.210390698914656" calcext:value-type="float">
            <text:p>0.21</text:p>
          </table:table-cell>
          <table:table-cell table:formula="of:=IF([.F7]&gt;0;[.F7];0)" office:value-type="float" office:value="0.210390698914656" calcext:value-type="float">
            <text:p>0.21</text:p>
          </table:table-cell>
          <table:table-cell table:formula="of:=IF([.F7]&lt;0;[.F7];0)" office:value-type="float" office:value="0" calcext:value-type="float">
            <text:p>0.00</text:p>
          </table:table-cell>
          <table:table-cell table:formula="of:=IF([.B7]=TODAY();1;0)" office:value-type="float" office:value="0" calcext:value-type="float">
            <text:p>0</text:p>
          </table:table-cell>
          <table:table-cell table:formula="of:=IF([.B7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Emotional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table:formula="of:=[.A7]+1" office:value-type="float" office:value="45310" calcext:value-type="float">
            <text:p>45310</text:p>
          </table:table-cell>
          <table:table-cell table:formula="of:=[.B7]+1" office:value-type="date" office:date-value="2024-01-19" calcext:value-type="date">
            <text:p>19-Jan-24</text:p>
          </table:table-cell>
          <table:table-cell table:formula="of:=SIN(2*PI()*[.A8]/[.$N$6])" office:value-type="float" office:value="-0.00000000000109357759161774" calcext:value-type="float">
            <text:p>0.00</text:p>
          </table:table-cell>
          <table:table-cell table:formula="of:=SIN(2*PI()*[.A8]/[.$N$7])" office:value-type="float" office:value="0.974927912181739" calcext:value-type="float">
            <text:p>0.97</text:p>
          </table:table-cell>
          <table:table-cell table:formula="of:=SIN(2*PI()*[.A8]/[.$N$8])" office:value-type="float" office:value="0.189251244360311" calcext:value-type="float">
            <text:p>0.19</text:p>
          </table:table-cell>
          <table:table-cell table:formula="of:=AVERAGE([.C8:.E8])" office:value-type="float" office:value="0.388059718846986" calcext:value-type="float">
            <text:p>0.39</text:p>
          </table:table-cell>
          <table:table-cell table:formula="of:=IF([.F8]&gt;0;[.F8];0)" office:value-type="float" office:value="0.388059718846986" calcext:value-type="float">
            <text:p>0.39</text:p>
          </table:table-cell>
          <table:table-cell table:formula="of:=IF([.F8]&lt;0;[.F8];0)" office:value-type="float" office:value="0" calcext:value-type="float">
            <text:p>0.00</text:p>
          </table:table-cell>
          <table:table-cell table:formula="of:=IF([.B8]=TODAY();1;0)" office:value-type="float" office:value="0" calcext:value-type="float">
            <text:p>0</text:p>
          </table:table-cell>
          <table:table-cell table:formula="of:=IF([.B8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Intellectual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07"/>
        </table:table-row>
        <table:table-row table:style-name="ro2">
          <table:table-cell table:formula="of:=[.A8]+1" office:value-type="float" office:value="45311" calcext:value-type="float">
            <text:p>45311</text:p>
          </table:table-cell>
          <table:table-cell table:formula="of:=[.B8]+1" office:value-type="date" office:date-value="2024-01-20" calcext:value-type="date">
            <text:p>20-Jan-24</text:p>
          </table:table-cell>
          <table:table-cell table:formula="of:=SIN(2*PI()*[.A9]/[.$N$6])" office:value-type="float" office:value="0.269796771155161" calcext:value-type="float">
            <text:p>0.27</text:p>
          </table:table-cell>
          <table:table-cell table:formula="of:=SIN(2*PI()*[.A9]/[.$N$7])" office:value-type="float" office:value="1" calcext:value-type="float">
            <text:p>1.00</text:p>
          </table:table-cell>
          <table:table-cell table:formula="of:=SIN(2*PI()*[.A9]/[.$N$8])" office:value-type="float" office:value="0.371662455659127" calcext:value-type="float">
            <text:p>0.37</text:p>
          </table:table-cell>
          <table:table-cell table:formula="of:=AVERAGE([.C9:.E9])" office:value-type="float" office:value="0.547153075604763" calcext:value-type="float">
            <text:p>0.55</text:p>
          </table:table-cell>
          <table:table-cell table:formula="of:=IF([.F9]&gt;0;[.F9];0)" office:value-type="float" office:value="0.547153075604763" calcext:value-type="float">
            <text:p>0.55</text:p>
          </table:table-cell>
          <table:table-cell table:formula="of:=IF([.F9]&lt;0;[.F9];0)" office:value-type="float" office:value="0" calcext:value-type="float">
            <text:p>0.00</text:p>
          </table:table-cell>
          <table:table-cell table:formula="of:=IF([.B9]=TODAY();1;0)" office:value-type="float" office:value="0" calcext:value-type="float">
            <text:p>0</text:p>
          </table:table-cell>
          <table:table-cell table:formula="of:=IF([.B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9]+1" office:value-type="float" office:value="45312" calcext:value-type="float">
            <text:p>45312</text:p>
          </table:table-cell>
          <table:table-cell table:formula="of:=[.B9]+1" office:value-type="date" office:date-value="2024-01-21" calcext:value-type="date">
            <text:p>21-Jan-24</text:p>
          </table:table-cell>
          <table:table-cell table:formula="of:=SIN(2*PI()*[.A10]/[.$N$6])" office:value-type="float" office:value="0.51958395003617" calcext:value-type="float">
            <text:p>0.52</text:p>
          </table:table-cell>
          <table:table-cell table:formula="of:=SIN(2*PI()*[.A10]/[.$N$7])" office:value-type="float" office:value="0.974927912181608" calcext:value-type="float">
            <text:p>0.97</text:p>
          </table:table-cell>
          <table:table-cell table:formula="of:=SIN(2*PI()*[.A10]/[.$N$8])" office:value-type="float" office:value="0.540640817456567" calcext:value-type="float">
            <text:p>0.54</text:p>
          </table:table-cell>
          <table:table-cell table:formula="of:=AVERAGE([.C10:.E10])" office:value-type="float" office:value="0.678384226558115" calcext:value-type="float">
            <text:p>0.68</text:p>
          </table:table-cell>
          <table:table-cell table:formula="of:=IF([.F10]&gt;0;[.F10];0)" office:value-type="float" office:value="0.678384226558115" calcext:value-type="float">
            <text:p>0.68</text:p>
          </table:table-cell>
          <table:table-cell table:formula="of:=IF([.F10]&lt;0;[.F10];0)" office:value-type="float" office:value="0" calcext:value-type="float">
            <text:p>0.00</text:p>
          </table:table-cell>
          <table:table-cell table:formula="of:=IF([.B10]=TODAY();1;0)" office:value-type="float" office:value="0" calcext:value-type="float">
            <text:p>0</text:p>
          </table:table-cell>
          <table:table-cell table:formula="of:=IF([.B1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45313" calcext:value-type="float">
            <text:p>45313</text:p>
          </table:table-cell>
          <table:table-cell table:formula="of:=[.B10]+1" office:value-type="date" office:date-value="2024-01-22" calcext:value-type="date">
            <text:p>22-Jan-24</text:p>
          </table:table-cell>
          <table:table-cell table:formula="of:=SIN(2*PI()*[.A11]/[.$N$6])" office:value-type="float" office:value="0.730835964278138" calcext:value-type="float">
            <text:p>0.73</text:p>
          </table:table-cell>
          <table:table-cell table:formula="of:=SIN(2*PI()*[.A11]/[.$N$7])" office:value-type="float" office:value="0.900968867902496" calcext:value-type="float">
            <text:p>0.90</text:p>
          </table:table-cell>
          <table:table-cell table:formula="of:=SIN(2*PI()*[.A11]/[.$N$8])" office:value-type="float" office:value="0.690079011482083" calcext:value-type="float">
            <text:p>0.69</text:p>
          </table:table-cell>
          <table:table-cell table:formula="of:=AVERAGE([.C11:.E11])" office:value-type="float" office:value="0.773961281220906" calcext:value-type="float">
            <text:p>0.77</text:p>
          </table:table-cell>
          <table:table-cell table:formula="of:=IF([.F11]&gt;0;[.F11];0)" office:value-type="float" office:value="0.773961281220906" calcext:value-type="float">
            <text:p>0.77</text:p>
          </table:table-cell>
          <table:table-cell table:formula="of:=IF([.F11]&lt;0;[.F11];0)" office:value-type="float" office:value="0" calcext:value-type="float">
            <text:p>0.00</text:p>
          </table:table-cell>
          <table:table-cell table:formula="of:=IF([.B11]=TODAY();1;0)" office:value-type="float" office:value="0" calcext:value-type="float">
            <text:p>0</text:p>
          </table:table-cell>
          <table:table-cell table:formula="of:=IF([.B1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45314" calcext:value-type="float">
            <text:p>45314</text:p>
          </table:table-cell>
          <table:table-cell table:formula="of:=[.B11]+1" office:value-type="date" office:date-value="2024-01-23" calcext:value-type="date">
            <text:p>23-Jan-24</text:p>
          </table:table-cell>
          <table:table-cell table:formula="of:=SIN(2*PI()*[.A12]/[.$N$6])" office:value-type="float" office:value="0.887885218401998" calcext:value-type="float">
            <text:p>0.89</text:p>
          </table:table-cell>
          <table:table-cell table:formula="of:=SIN(2*PI()*[.A12]/[.$N$7])" office:value-type="float" office:value="0.781831482467721" calcext:value-type="float">
            <text:p>0.78</text:p>
          </table:table-cell>
          <table:table-cell table:formula="of:=SIN(2*PI()*[.A12]/[.$N$8])" office:value-type="float" office:value="0.814575952050676" calcext:value-type="float">
            <text:p>0.81</text:p>
          </table:table-cell>
          <table:table-cell table:formula="of:=AVERAGE([.C12:.E12])" office:value-type="float" office:value="0.828097550973465" calcext:value-type="float">
            <text:p>0.83</text:p>
          </table:table-cell>
          <table:table-cell table:formula="of:=IF([.F12]&gt;0;[.F12];0)" office:value-type="float" office:value="0.828097550973465" calcext:value-type="float">
            <text:p>0.83</text:p>
          </table:table-cell>
          <table:table-cell table:formula="of:=IF([.F12]&lt;0;[.F12];0)" office:value-type="float" office:value="0" calcext:value-type="float">
            <text:p>0.00</text:p>
          </table:table-cell>
          <table:table-cell table:formula="of:=IF([.B12]=TODAY();1;0)" office:value-type="float" office:value="0" calcext:value-type="float">
            <text:p>0</text:p>
          </table:table-cell>
          <table:table-cell table:formula="of:=IF([.B1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45315" calcext:value-type="float">
            <text:p>45315</text:p>
          </table:table-cell>
          <table:table-cell table:formula="of:=[.B12]+1" office:value-type="date" office:date-value="2024-01-24" calcext:value-type="date">
            <text:p>24-Jan-24</text:p>
          </table:table-cell>
          <table:table-cell table:formula="of:=SIN(2*PI()*[.A13]/[.$N$6])" office:value-type="float" office:value="0.979084087681985" calcext:value-type="float">
            <text:p>0.98</text:p>
          </table:table-cell>
          <table:table-cell table:formula="of:=SIN(2*PI()*[.A13]/[.$N$7])" office:value-type="float" office:value="0.623489801859242" calcext:value-type="float">
            <text:p>0.62</text:p>
          </table:table-cell>
          <table:table-cell table:formula="of:=SIN(2*PI()*[.A13]/[.$N$8])" office:value-type="float" office:value="0.909631995354266" calcext:value-type="float">
            <text:p>0.91</text:p>
          </table:table-cell>
          <table:table-cell table:formula="of:=AVERAGE([.C13:.E13])" office:value-type="float" office:value="0.837401961631831" calcext:value-type="float">
            <text:p>0.84</text:p>
          </table:table-cell>
          <table:table-cell table:formula="of:=IF([.F13]&gt;0;[.F13];0)" office:value-type="float" office:value="0.837401961631831" calcext:value-type="float">
            <text:p>0.84</text:p>
          </table:table-cell>
          <table:table-cell table:formula="of:=IF([.F13]&lt;0;[.F13];0)" office:value-type="float" office:value="0" calcext:value-type="float">
            <text:p>0.00</text:p>
          </table:table-cell>
          <table:table-cell table:formula="of:=IF([.B13]=TODAY();1;0)" office:value-type="float" office:value="0" calcext:value-type="float">
            <text:p>0</text:p>
          </table:table-cell>
          <table:table-cell table:formula="of:=IF([.B1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45316" calcext:value-type="float">
            <text:p>45316</text:p>
          </table:table-cell>
          <table:table-cell table:formula="of:=[.B13]+1" office:value-type="date" office:date-value="2024-01-25" calcext:value-type="date">
            <text:p>25-Jan-24</text:p>
          </table:table-cell>
          <table:table-cell table:formula="of:=SIN(2*PI()*[.A14]/[.$N$6])" office:value-type="float" office:value="0.997668769190586" calcext:value-type="float">
            <text:p>1.00</text:p>
          </table:table-cell>
          <table:table-cell table:formula="of:=SIN(2*PI()*[.A14]/[.$N$7])" office:value-type="float" office:value="0.433883739119176" calcext:value-type="float">
            <text:p>0.43</text:p>
          </table:table-cell>
          <table:table-cell table:formula="of:=SIN(2*PI()*[.A14]/[.$N$8])" office:value-type="float" office:value="0.971811568323546" calcext:value-type="float">
            <text:p>0.97</text:p>
          </table:table-cell>
          <table:table-cell table:formula="of:=AVERAGE([.C14:.E14])" office:value-type="float" office:value="0.80112135887777" calcext:value-type="float">
            <text:p>0.80</text:p>
          </table:table-cell>
          <table:table-cell table:formula="of:=IF([.F14]&gt;0;[.F14];0)" office:value-type="float" office:value="0.80112135887777" calcext:value-type="float">
            <text:p>0.80</text:p>
          </table:table-cell>
          <table:table-cell table:formula="of:=IF([.F14]&lt;0;[.F14];0)" office:value-type="float" office:value="0" calcext:value-type="float">
            <text:p>0.00</text:p>
          </table:table-cell>
          <table:table-cell table:formula="of:=IF([.B14]=TODAY();1;0)" office:value-type="float" office:value="0" calcext:value-type="float">
            <text:p>0</text:p>
          </table:table-cell>
          <table:table-cell table:formula="of:=IF([.B1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45317" calcext:value-type="float">
            <text:p>45317</text:p>
          </table:table-cell>
          <table:table-cell table:formula="of:=[.B14]+1" office:value-type="date" office:date-value="2024-01-26" calcext:value-type="date">
            <text:p>26-Jan-24</text:p>
          </table:table-cell>
          <table:table-cell table:formula="of:=SIN(2*PI()*[.A15]/[.$N$6])" office:value-type="float" office:value="0.942260922119331" calcext:value-type="float">
            <text:p>0.94</text:p>
          </table:table-cell>
          <table:table-cell table:formula="of:=SIN(2*PI()*[.A15]/[.$N$7])" office:value-type="float" office:value="0.222520933957409" calcext:value-type="float">
            <text:p>0.22</text:p>
          </table:table-cell>
          <table:table-cell table:formula="of:=SIN(2*PI()*[.A15]/[.$N$8])" office:value-type="float" office:value="0.998867339182952" calcext:value-type="float">
            <text:p>1.00</text:p>
          </table:table-cell>
          <table:table-cell table:formula="of:=AVERAGE([.C15:.E15])" office:value-type="float" office:value="0.721216398419898" calcext:value-type="float">
            <text:p>0.72</text:p>
          </table:table-cell>
          <table:table-cell table:formula="of:=IF([.F15]&gt;0;[.F15];0)" office:value-type="float" office:value="0.721216398419898" calcext:value-type="float">
            <text:p>0.72</text:p>
          </table:table-cell>
          <table:table-cell table:formula="of:=IF([.F15]&lt;0;[.F15];0)" office:value-type="float" office:value="0" calcext:value-type="float">
            <text:p>0.00</text:p>
          </table:table-cell>
          <table:table-cell table:formula="of:=IF([.B15]=TODAY();1;0)" office:value-type="float" office:value="0" calcext:value-type="float">
            <text:p>0</text:p>
          </table:table-cell>
          <table:table-cell table:formula="of:=IF([.B1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45318" calcext:value-type="float">
            <text:p>45318</text:p>
          </table:table-cell>
          <table:table-cell table:formula="of:=[.B15]+1" office:value-type="date" office:date-value="2024-01-27" calcext:value-type="date">
            <text:p>27-Jan-24</text:p>
          </table:table-cell>
          <table:table-cell table:formula="of:=SIN(2*PI()*[.A16]/[.$N$6])" office:value-type="float" office:value="0.816969893009709" calcext:value-type="float">
            <text:p>0.82</text:p>
          </table:table-cell>
          <table:table-cell table:formula="of:=SIN(2*PI()*[.A16]/[.$N$7])" office:value-type="float" office:value="0.000000000000449708874066006" calcext:value-type="float">
            <text:p>0.00</text:p>
          </table:table-cell>
          <table:table-cell table:formula="of:=SIN(2*PI()*[.A16]/[.$N$8])" office:value-type="float" office:value="0.989821441881011" calcext:value-type="float">
            <text:p>0.99</text:p>
          </table:table-cell>
          <table:table-cell table:formula="of:=AVERAGE([.C16:.E16])" office:value-type="float" office:value="0.602263778297056" calcext:value-type="float">
            <text:p>0.60</text:p>
          </table:table-cell>
          <table:table-cell table:formula="of:=IF([.F16]&gt;0;[.F16];0)" office:value-type="float" office:value="0.602263778297056" calcext:value-type="float">
            <text:p>0.60</text:p>
          </table:table-cell>
          <table:table-cell table:formula="of:=IF([.F16]&lt;0;[.F16];0)" office:value-type="float" office:value="0" calcext:value-type="float">
            <text:p>0.00</text:p>
          </table:table-cell>
          <table:table-cell table:formula="of:=IF([.B16]=TODAY();1;0)" office:value-type="float" office:value="0" calcext:value-type="float">
            <text:p>0</text:p>
          </table:table-cell>
          <table:table-cell table:formula="of:=IF([.B1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45319" calcext:value-type="float">
            <text:p>45319</text:p>
          </table:table-cell>
          <table:table-cell table:formula="of:=[.B16]+1" office:value-type="date" office:date-value="2024-01-28" calcext:value-type="date">
            <text:p>28-Jan-24</text:p>
          </table:table-cell>
          <table:table-cell table:formula="of:=SIN(2*PI()*[.A17]/[.$N$6])" office:value-type="float" office:value="0.631087944325719" calcext:value-type="float">
            <text:p>0.63</text:p>
          </table:table-cell>
          <table:table-cell table:formula="of:=SIN(2*PI()*[.A17]/[.$N$7])" office:value-type="float" office:value="-0.222520933956532" calcext:value-type="float">
            <text:p>-0.22</text:p>
          </table:table-cell>
          <table:table-cell table:formula="of:=SIN(2*PI()*[.A17]/[.$N$8])" office:value-type="float" office:value="0.945000818714643" calcext:value-type="float">
            <text:p>0.95</text:p>
          </table:table-cell>
          <table:table-cell table:formula="of:=AVERAGE([.C17:.E17])" office:value-type="float" office:value="0.451189276361276" calcext:value-type="float">
            <text:p>0.45</text:p>
          </table:table-cell>
          <table:table-cell table:formula="of:=IF([.F17]&gt;0;[.F17];0)" office:value-type="float" office:value="0.451189276361276" calcext:value-type="float">
            <text:p>0.45</text:p>
          </table:table-cell>
          <table:table-cell table:formula="of:=IF([.F17]&lt;0;[.F17];0)" office:value-type="float" office:value="0" calcext:value-type="float">
            <text:p>0.00</text:p>
          </table:table-cell>
          <table:table-cell table:formula="of:=IF([.B17]=TODAY();1;0)" office:value-type="float" office:value="1" calcext:value-type="float">
            <text:p>1</text:p>
          </table:table-cell>
          <table:table-cell table:formula="of:=IF([.B17]=TODAY();-1;0)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45320" calcext:value-type="float">
            <text:p>45320</text:p>
          </table:table-cell>
          <table:table-cell table:formula="of:=[.B17]+1" office:value-type="date" office:date-value="2024-01-29" calcext:value-type="date">
            <text:p>29-Jan-24</text:p>
          </table:table-cell>
          <table:table-cell table:formula="of:=SIN(2*PI()*[.A18]/[.$N$6])" office:value-type="float" office:value="0.398401089846618" calcext:value-type="float">
            <text:p>0.40</text:p>
          </table:table-cell>
          <table:table-cell table:formula="of:=SIN(2*PI()*[.A18]/[.$N$7])" office:value-type="float" office:value="-0.433883739116727" calcext:value-type="float">
            <text:p>-0.43</text:p>
          </table:table-cell>
          <table:table-cell table:formula="of:=SIN(2*PI()*[.A18]/[.$N$8])" office:value-type="float" office:value="0.866025403784995" calcext:value-type="float">
            <text:p>0.87</text:p>
          </table:table-cell>
          <table:table-cell table:formula="of:=AVERAGE([.C18:.E18])" office:value-type="float" office:value="0.276847584838295" calcext:value-type="float">
            <text:p>0.28</text:p>
          </table:table-cell>
          <table:table-cell table:formula="of:=IF([.F18]&gt;0;[.F18];0)" office:value-type="float" office:value="0.276847584838295" calcext:value-type="float">
            <text:p>0.28</text:p>
          </table:table-cell>
          <table:table-cell table:formula="of:=IF([.F18]&lt;0;[.F18];0)" office:value-type="float" office:value="0" calcext:value-type="float">
            <text:p>0.00</text:p>
          </table:table-cell>
          <table:table-cell table:formula="of:=IF([.B18]=TODAY();1;0)" office:value-type="float" office:value="0" calcext:value-type="float">
            <text:p>0</text:p>
          </table:table-cell>
          <table:table-cell table:formula="of:=IF([.B1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45321" calcext:value-type="float">
            <text:p>45321</text:p>
          </table:table-cell>
          <table:table-cell table:formula="of:=[.B18]+1" office:value-type="date" office:date-value="2024-01-30" calcext:value-type="date">
            <text:p>30-Jan-24</text:p>
          </table:table-cell>
          <table:table-cell table:formula="of:=SIN(2*PI()*[.A19]/[.$N$6])" office:value-type="float" office:value="0.136166649097487" calcext:value-type="float">
            <text:p>0.14</text:p>
          </table:table-cell>
          <table:table-cell table:formula="of:=SIN(2*PI()*[.A19]/[.$N$7])" office:value-type="float" office:value="-0.623489801858539" calcext:value-type="float">
            <text:p>-0.62</text:p>
          </table:table-cell>
          <table:table-cell table:formula="of:=SIN(2*PI()*[.A19]/[.$N$8])" office:value-type="float" office:value="0.755749574354577" calcext:value-type="float">
            <text:p>0.76</text:p>
          </table:table-cell>
          <table:table-cell table:formula="of:=AVERAGE([.C19:.E19])" office:value-type="float" office:value="0.0894754738645085" calcext:value-type="float">
            <text:p>0.09</text:p>
          </table:table-cell>
          <table:table-cell table:formula="of:=IF([.F19]&gt;0;[.F19];0)" office:value-type="float" office:value="0.0894754738645085" calcext:value-type="float">
            <text:p>0.09</text:p>
          </table:table-cell>
          <table:table-cell table:formula="of:=IF([.F19]&lt;0;[.F19];0)" office:value-type="float" office:value="0" calcext:value-type="float">
            <text:p>0.00</text:p>
          </table:table-cell>
          <table:table-cell table:formula="of:=IF([.B19]=TODAY();1;0)" office:value-type="float" office:value="0" calcext:value-type="float">
            <text:p>0</text:p>
          </table:table-cell>
          <table:table-cell table:formula="of:=IF([.B1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45322" calcext:value-type="float">
            <text:p>45322</text:p>
          </table:table-cell>
          <table:table-cell table:formula="of:=[.B19]+1" office:value-type="date" office:date-value="2024-01-31" calcext:value-type="date">
            <text:p>31-Jan-24</text:p>
          </table:table-cell>
          <table:table-cell table:formula="of:=SIN(2*PI()*[.A20]/[.$N$6])" office:value-type="float" office:value="-0.136166649094173" calcext:value-type="float">
            <text:p>-0.14</text:p>
          </table:table-cell>
          <table:table-cell table:formula="of:=SIN(2*PI()*[.A20]/[.$N$7])" office:value-type="float" office:value="-0.78183148246716" calcext:value-type="float">
            <text:p>-0.78</text:p>
          </table:table-cell>
          <table:table-cell table:formula="of:=SIN(2*PI()*[.A20]/[.$N$8])" office:value-type="float" office:value="0.618158986221925" calcext:value-type="float">
            <text:p>0.62</text:p>
          </table:table-cell>
          <table:table-cell table:formula="of:=AVERAGE([.C20:.E20])" office:value-type="float" office:value="-0.0999463817798025" calcext:value-type="float">
            <text:p>-0.10</text:p>
          </table:table-cell>
          <table:table-cell table:formula="of:=IF([.F20]&gt;0;[.F20];0)" office:value-type="float" office:value="0" calcext:value-type="float">
            <text:p>0.00</text:p>
          </table:table-cell>
          <table:table-cell table:formula="of:=IF([.F20]&lt;0;[.F20];0)" office:value-type="float" office:value="-0.0999463817798025" calcext:value-type="float">
            <text:p>-0.10</text:p>
          </table:table-cell>
          <table:table-cell table:formula="of:=IF([.B20]=TODAY();1;0)" office:value-type="float" office:value="0" calcext:value-type="float">
            <text:p>0</text:p>
          </table:table-cell>
          <table:table-cell table:formula="of:=IF([.B2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45323" calcext:value-type="float">
            <text:p>45323</text:p>
          </table:table-cell>
          <table:table-cell table:formula="of:=[.B20]+1" office:value-type="date" office:date-value="2024-02-01" calcext:value-type="date">
            <text:p>01-Feb-24</text:p>
          </table:table-cell>
          <table:table-cell table:formula="of:=SIN(2*PI()*[.A21]/[.$N$6])" office:value-type="float" office:value="-0.398401089846887" calcext:value-type="float">
            <text:p>-0.40</text:p>
          </table:table-cell>
          <table:table-cell table:formula="of:=SIN(2*PI()*[.A21]/[.$N$7])" office:value-type="float" office:value="-0.900968867902895" calcext:value-type="float">
            <text:p>-0.90</text:p>
          </table:table-cell>
          <table:table-cell table:formula="of:=SIN(2*PI()*[.A21]/[.$N$8])" office:value-type="float" office:value="0.45822652172673" calcext:value-type="float">
            <text:p>0.46</text:p>
          </table:table-cell>
          <table:table-cell table:formula="of:=AVERAGE([.C21:.E21])" office:value-type="float" office:value="-0.280381145341017" calcext:value-type="float">
            <text:p>-0.28</text:p>
          </table:table-cell>
          <table:table-cell table:formula="of:=IF([.F21]&gt;0;[.F21];0)" office:value-type="float" office:value="0" calcext:value-type="float">
            <text:p>0.00</text:p>
          </table:table-cell>
          <table:table-cell table:formula="of:=IF([.F21]&lt;0;[.F21];0)" office:value-type="float" office:value="-0.280381145341017" calcext:value-type="float">
            <text:p>-0.28</text:p>
          </table:table-cell>
          <table:table-cell table:formula="of:=IF([.B21]=TODAY();1;0)" office:value-type="float" office:value="0" calcext:value-type="float">
            <text:p>0</text:p>
          </table:table-cell>
          <table:table-cell table:formula="of:=IF([.B2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45324" calcext:value-type="float">
            <text:p>45324</text:p>
          </table:table-cell>
          <table:table-cell table:formula="of:=[.B21]+1" office:value-type="date" office:date-value="2024-02-02" calcext:value-type="date">
            <text:p>02-Feb-24</text:p>
          </table:table-cell>
          <table:table-cell table:formula="of:=SIN(2*PI()*[.A22]/[.$N$6])" office:value-type="float" office:value="-0.631087944325946" calcext:value-type="float">
            <text:p>-0.63</text:p>
          </table:table-cell>
          <table:table-cell table:formula="of:=SIN(2*PI()*[.A22]/[.$N$7])" office:value-type="float" office:value="-0.974927912181813" calcext:value-type="float">
            <text:p>-0.97</text:p>
          </table:table-cell>
          <table:table-cell table:formula="of:=SIN(2*PI()*[.A22]/[.$N$8])" office:value-type="float" office:value="0.281732556841839" calcext:value-type="float">
            <text:p>0.28</text:p>
          </table:table-cell>
          <table:table-cell table:formula="of:=AVERAGE([.C22:.E22])" office:value-type="float" office:value="-0.441427766555307" calcext:value-type="float">
            <text:p>-0.44</text:p>
          </table:table-cell>
          <table:table-cell table:formula="of:=IF([.F22]&gt;0;[.F22];0)" office:value-type="float" office:value="0" calcext:value-type="float">
            <text:p>0.00</text:p>
          </table:table-cell>
          <table:table-cell table:formula="of:=IF([.F22]&lt;0;[.F22];0)" office:value-type="float" office:value="-0.441427766555307" calcext:value-type="float">
            <text:p>-0.44</text:p>
          </table:table-cell>
          <table:table-cell table:formula="of:=IF([.B22]=TODAY();1;0)" office:value-type="float" office:value="0" calcext:value-type="float">
            <text:p>0</text:p>
          </table:table-cell>
          <table:table-cell table:formula="of:=IF([.B2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45325" calcext:value-type="float">
            <text:p>45325</text:p>
          </table:table-cell>
          <table:table-cell table:formula="of:=[.B22]+1" office:value-type="date" office:date-value="2024-02-03" calcext:value-type="date">
            <text:p>03-Feb-24</text:p>
          </table:table-cell>
          <table:table-cell table:formula="of:=SIN(2*PI()*[.A23]/[.$N$6])" office:value-type="float" office:value="-0.816969893009877" calcext:value-type="float">
            <text:p>-0.82</text:p>
          </table:table-cell>
          <table:table-cell table:formula="of:=SIN(2*PI()*[.A23]/[.$N$7])" office:value-type="float" office:value="-1" calcext:value-type="float">
            <text:p>-1.00</text:p>
          </table:table-cell>
          <table:table-cell table:formula="of:=SIN(2*PI()*[.A23]/[.$N$8])" office:value-type="float" office:value="0.0950560433039841" calcext:value-type="float">
            <text:p>0.10</text:p>
          </table:table-cell>
          <table:table-cell table:formula="of:=AVERAGE([.C23:.E23])" office:value-type="float" office:value="-0.573971283235298" calcext:value-type="float">
            <text:p>-0.57</text:p>
          </table:table-cell>
          <table:table-cell table:formula="of:=IF([.F23]&gt;0;[.F23];0)" office:value-type="float" office:value="0" calcext:value-type="float">
            <text:p>0.00</text:p>
          </table:table-cell>
          <table:table-cell table:formula="of:=IF([.F23]&lt;0;[.F23];0)" office:value-type="float" office:value="-0.573971283235298" calcext:value-type="float">
            <text:p>-0.57</text:p>
          </table:table-cell>
          <table:table-cell table:formula="of:=IF([.B23]=TODAY();1;0)" office:value-type="float" office:value="0" calcext:value-type="float">
            <text:p>0</text:p>
          </table:table-cell>
          <table:table-cell table:formula="of:=IF([.B2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45326" calcext:value-type="float">
            <text:p>45326</text:p>
          </table:table-cell>
          <table:table-cell table:formula="of:=[.B23]+1" office:value-type="date" office:date-value="2024-02-04" calcext:value-type="date">
            <text:p>04-Feb-24</text:p>
          </table:table-cell>
          <table:table-cell table:formula="of:=SIN(2*PI()*[.A24]/[.$N$6])" office:value-type="float" office:value="-0.94226092211882" calcext:value-type="float">
            <text:p>-0.94</text:p>
          </table:table-cell>
          <table:table-cell table:formula="of:=SIN(2*PI()*[.A24]/[.$N$7])" office:value-type="float" office:value="-0.97492791218194" calcext:value-type="float">
            <text:p>-0.97</text:p>
          </table:table-cell>
          <table:table-cell table:formula="of:=SIN(2*PI()*[.A24]/[.$N$8])" office:value-type="float" office:value="-0.095056043303194" calcext:value-type="float">
            <text:p>-0.10</text:p>
          </table:table-cell>
          <table:table-cell table:formula="of:=AVERAGE([.C24:.E24])" office:value-type="float" office:value="-0.670748292534651" calcext:value-type="float">
            <text:p>-0.67</text:p>
          </table:table-cell>
          <table:table-cell table:formula="of:=IF([.F24]&gt;0;[.F24];0)" office:value-type="float" office:value="0" calcext:value-type="float">
            <text:p>0.00</text:p>
          </table:table-cell>
          <table:table-cell table:formula="of:=IF([.F24]&lt;0;[.F24];0)" office:value-type="float" office:value="-0.670748292534651" calcext:value-type="float">
            <text:p>-0.67</text:p>
          </table:table-cell>
          <table:table-cell table:formula="of:=IF([.B24]=TODAY();1;0)" office:value-type="float" office:value="0" calcext:value-type="float">
            <text:p>0</text:p>
          </table:table-cell>
          <table:table-cell table:formula="of:=IF([.B2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45327" calcext:value-type="float">
            <text:p>45327</text:p>
          </table:table-cell>
          <table:table-cell table:formula="of:=[.B24]+1" office:value-type="date" office:date-value="2024-02-05" calcext:value-type="date">
            <text:p>05-Feb-24</text:p>
          </table:table-cell>
          <table:table-cell table:formula="of:=SIN(2*PI()*[.A25]/[.$N$6])" office:value-type="float" office:value="-0.997668769190482" calcext:value-type="float">
            <text:p>-1.00</text:p>
          </table:table-cell>
          <table:table-cell table:formula="of:=SIN(2*PI()*[.A25]/[.$N$7])" office:value-type="float" office:value="-0.900968867903142" calcext:value-type="float">
            <text:p>-0.90</text:p>
          </table:table-cell>
          <table:table-cell table:formula="of:=SIN(2*PI()*[.A25]/[.$N$8])" office:value-type="float" office:value="-0.281732556841078" calcext:value-type="float">
            <text:p>-0.28</text:p>
          </table:table-cell>
          <table:table-cell table:formula="of:=AVERAGE([.C25:.E25])" office:value-type="float" office:value="-0.726790064644901" calcext:value-type="float">
            <text:p>-0.73</text:p>
          </table:table-cell>
          <table:table-cell table:formula="of:=IF([.F25]&gt;0;[.F25];0)" office:value-type="float" office:value="0" calcext:value-type="float">
            <text:p>0.00</text:p>
          </table:table-cell>
          <table:table-cell table:formula="of:=IF([.F25]&lt;0;[.F25];0)" office:value-type="float" office:value="-0.726790064644901" calcext:value-type="float">
            <text:p>-0.73</text:p>
          </table:table-cell>
          <table:table-cell table:formula="of:=IF([.B25]=TODAY();1;0)" office:value-type="float" office:value="0" calcext:value-type="float">
            <text:p>0</text:p>
          </table:table-cell>
          <table:table-cell table:formula="of:=IF([.B2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45328" calcext:value-type="float">
            <text:p>45328</text:p>
          </table:table-cell>
          <table:table-cell table:formula="of:=[.B25]+1" office:value-type="date" office:date-value="2024-02-06" calcext:value-type="date">
            <text:p>06-Feb-24</text:p>
          </table:table-cell>
          <table:table-cell table:formula="of:=SIN(2*PI()*[.A26]/[.$N$6])" office:value-type="float" office:value="-0.979084087682665" calcext:value-type="float">
            <text:p>-0.98</text:p>
          </table:table-cell>
          <table:table-cell table:formula="of:=SIN(2*PI()*[.A26]/[.$N$7])" office:value-type="float" office:value="-0.781831482468649" calcext:value-type="float">
            <text:p>-0.78</text:p>
          </table:table-cell>
          <table:table-cell table:formula="of:=SIN(2*PI()*[.A26]/[.$N$8])" office:value-type="float" office:value="-0.458226521726024" calcext:value-type="float">
            <text:p>-0.46</text:p>
          </table:table-cell>
          <table:table-cell table:formula="of:=AVERAGE([.C26:.E26])" office:value-type="float" office:value="-0.73971403062578" calcext:value-type="float">
            <text:p>-0.74</text:p>
          </table:table-cell>
          <table:table-cell table:formula="of:=IF([.F26]&gt;0;[.F26];0)" office:value-type="float" office:value="0" calcext:value-type="float">
            <text:p>0.00</text:p>
          </table:table-cell>
          <table:table-cell table:formula="of:=IF([.F26]&lt;0;[.F26];0)" office:value-type="float" office:value="-0.73971403062578" calcext:value-type="float">
            <text:p>-0.74</text:p>
          </table:table-cell>
          <table:table-cell table:formula="of:=IF([.B26]=TODAY();1;0)" office:value-type="float" office:value="0" calcext:value-type="float">
            <text:p>0</text:p>
          </table:table-cell>
          <table:table-cell table:formula="of:=IF([.B2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45329" calcext:value-type="float">
            <text:p>45329</text:p>
          </table:table-cell>
          <table:table-cell table:formula="of:=[.B26]+1" office:value-type="date" office:date-value="2024-02-07" calcext:value-type="date">
            <text:p>07-Feb-24</text:p>
          </table:table-cell>
          <table:table-cell table:formula="of:=SIN(2*PI()*[.A27]/[.$N$6])" office:value-type="float" office:value="-0.887885218401863" calcext:value-type="float">
            <text:p>-0.89</text:p>
          </table:table-cell>
          <table:table-cell table:formula="of:=SIN(2*PI()*[.A27]/[.$N$7])" office:value-type="float" office:value="-0.623489801858984" calcext:value-type="float">
            <text:p>-0.62</text:p>
          </table:table-cell>
          <table:table-cell table:formula="of:=SIN(2*PI()*[.A27]/[.$N$8])" office:value-type="float" office:value="-0.618158986221302" calcext:value-type="float">
            <text:p>-0.62</text:p>
          </table:table-cell>
          <table:table-cell table:formula="of:=AVERAGE([.C27:.E27])" office:value-type="float" office:value="-0.709844668827383" calcext:value-type="float">
            <text:p>-0.71</text:p>
          </table:table-cell>
          <table:table-cell table:formula="of:=IF([.F27]&gt;0;[.F27];0)" office:value-type="float" office:value="0" calcext:value-type="float">
            <text:p>0.00</text:p>
          </table:table-cell>
          <table:table-cell table:formula="of:=IF([.F27]&lt;0;[.F27];0)" office:value-type="float" office:value="-0.709844668827383" calcext:value-type="float">
            <text:p>-0.71</text:p>
          </table:table-cell>
          <table:table-cell table:formula="of:=IF([.B27]=TODAY();1;0)" office:value-type="float" office:value="0" calcext:value-type="float">
            <text:p>0</text:p>
          </table:table-cell>
          <table:table-cell table:formula="of:=IF([.B2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45330" calcext:value-type="float">
            <text:p>45330</text:p>
          </table:table-cell>
          <table:table-cell table:formula="of:=[.B27]+1" office:value-type="date" office:date-value="2024-02-08" calcext:value-type="date">
            <text:p>08-Feb-24</text:p>
          </table:table-cell>
          <table:table-cell table:formula="of:=SIN(2*PI()*[.A28]/[.$N$6])" office:value-type="float" office:value="-0.730835964277939" calcext:value-type="float">
            <text:p>-0.73</text:p>
          </table:table-cell>
          <table:table-cell table:formula="of:=SIN(2*PI()*[.A28]/[.$N$7])" office:value-type="float" office:value="-0.43388373911724" calcext:value-type="float">
            <text:p>-0.43</text:p>
          </table:table-cell>
          <table:table-cell table:formula="of:=SIN(2*PI()*[.A28]/[.$N$8])" office:value-type="float" office:value="-0.755749574354057" calcext:value-type="float">
            <text:p>-0.76</text:p>
          </table:table-cell>
          <table:table-cell table:formula="of:=AVERAGE([.C28:.E28])" office:value-type="float" office:value="-0.640156425916412" calcext:value-type="float">
            <text:p>-0.64</text:p>
          </table:table-cell>
          <table:table-cell table:formula="of:=IF([.F28]&gt;0;[.F28];0)" office:value-type="float" office:value="0" calcext:value-type="float">
            <text:p>0.00</text:p>
          </table:table-cell>
          <table:table-cell table:formula="of:=IF([.F28]&lt;0;[.F28];0)" office:value-type="float" office:value="-0.640156425916412" calcext:value-type="float">
            <text:p>-0.64</text:p>
          </table:table-cell>
          <table:table-cell table:formula="of:=IF([.B28]=TODAY();1;0)" office:value-type="float" office:value="0" calcext:value-type="float">
            <text:p>0</text:p>
          </table:table-cell>
          <table:table-cell table:formula="of:=IF([.B2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45331" calcext:value-type="float">
            <text:p>45331</text:p>
          </table:table-cell>
          <table:table-cell table:formula="of:=[.B28]+1" office:value-type="date" office:date-value="2024-02-09" calcext:value-type="date">
            <text:p>09-Feb-24</text:p>
          </table:table-cell>
          <table:table-cell table:formula="of:=SIN(2*PI()*[.A29]/[.$N$6])" office:value-type="float" office:value="-0.51958395003592" calcext:value-type="float">
            <text:p>-0.52</text:p>
          </table:table-cell>
          <table:table-cell table:formula="of:=SIN(2*PI()*[.A29]/[.$N$7])" office:value-type="float" office:value="-0.222520933957087" calcext:value-type="float">
            <text:p>-0.22</text:p>
          </table:table-cell>
          <table:table-cell table:formula="of:=SIN(2*PI()*[.A29]/[.$N$8])" office:value-type="float" office:value="-0.866025403784599" calcext:value-type="float">
            <text:p>-0.87</text:p>
          </table:table-cell>
          <table:table-cell table:formula="of:=AVERAGE([.C29:.E29])" office:value-type="float" office:value="-0.536043429259202" calcext:value-type="float">
            <text:p>-0.54</text:p>
          </table:table-cell>
          <table:table-cell table:formula="of:=IF([.F29]&gt;0;[.F29];0)" office:value-type="float" office:value="0" calcext:value-type="float">
            <text:p>0.00</text:p>
          </table:table-cell>
          <table:table-cell table:formula="of:=IF([.F29]&lt;0;[.F29];0)" office:value-type="float" office:value="-0.536043429259202" calcext:value-type="float">
            <text:p>-0.54</text:p>
          </table:table-cell>
          <table:table-cell table:formula="of:=IF([.B29]=TODAY();1;0)" office:value-type="float" office:value="0" calcext:value-type="float">
            <text:p>0</text:p>
          </table:table-cell>
          <table:table-cell table:formula="of:=IF([.B2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45332" calcext:value-type="float">
            <text:p>45332</text:p>
          </table:table-cell>
          <table:table-cell table:formula="of:=[.B29]+1" office:value-type="date" office:date-value="2024-02-10" calcext:value-type="date">
            <text:p>10-Feb-24</text:p>
          </table:table-cell>
          <table:table-cell table:formula="of:=SIN(2*PI()*[.A30]/[.$N$6])" office:value-type="float" office:value="-0.269796771158383" calcext:value-type="float">
            <text:p>-0.27</text:p>
          </table:table-cell>
          <table:table-cell table:formula="of:=SIN(2*PI()*[.A30]/[.$N$7])" office:value-type="float" office:value="-0.000000000000119428966617474" calcext:value-type="float">
            <text:p>0.00</text:p>
          </table:table-cell>
          <table:table-cell table:formula="of:=SIN(2*PI()*[.A30]/[.$N$8])" office:value-type="float" office:value="-0.945000818714383" calcext:value-type="float">
            <text:p>-0.95</text:p>
          </table:table-cell>
          <table:table-cell table:formula="of:=AVERAGE([.C30:.E30])" office:value-type="float" office:value="-0.404932529957628" calcext:value-type="float">
            <text:p>-0.40</text:p>
          </table:table-cell>
          <table:table-cell table:formula="of:=IF([.F30]&gt;0;[.F30];0)" office:value-type="float" office:value="0" calcext:value-type="float">
            <text:p>0.00</text:p>
          </table:table-cell>
          <table:table-cell table:formula="of:=IF([.F30]&lt;0;[.F30];0)" office:value-type="float" office:value="-0.404932529957628" calcext:value-type="float">
            <text:p>-0.40</text:p>
          </table:table-cell>
          <table:table-cell table:formula="of:=IF([.B30]=TODAY();1;0)" office:value-type="float" office:value="0" calcext:value-type="float">
            <text:p>0</text:p>
          </table:table-cell>
          <table:table-cell table:formula="of:=IF([.B3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45333" calcext:value-type="float">
            <text:p>45333</text:p>
          </table:table-cell>
          <table:table-cell table:formula="of:=[.B30]+1" office:value-type="date" office:date-value="2024-02-11" calcext:value-type="date">
            <text:p>11-Feb-24</text:p>
          </table:table-cell>
          <table:table-cell table:formula="of:=SIN(2*PI()*[.A31]/[.$N$6])" office:value-type="float" office:value="-0.00000000000043301777672068" calcext:value-type="float">
            <text:p>0.00</text:p>
          </table:table-cell>
          <table:table-cell table:formula="of:=SIN(2*PI()*[.A31]/[.$N$7])" office:value-type="float" office:value="0.222520933955081" calcext:value-type="float">
            <text:p>0.22</text:p>
          </table:table-cell>
          <table:table-cell table:formula="of:=SIN(2*PI()*[.A31]/[.$N$8])" office:value-type="float" office:value="-0.989821441880898" calcext:value-type="float">
            <text:p>-0.99</text:p>
          </table:table-cell>
          <table:table-cell table:formula="of:=AVERAGE([.C31:.E31])" office:value-type="float" office:value="-0.255766835975417" calcext:value-type="float">
            <text:p>-0.26</text:p>
          </table:table-cell>
          <table:table-cell table:formula="of:=IF([.F31]&gt;0;[.F31];0)" office:value-type="float" office:value="0" calcext:value-type="float">
            <text:p>0.00</text:p>
          </table:table-cell>
          <table:table-cell table:formula="of:=IF([.F31]&lt;0;[.F31];0)" office:value-type="float" office:value="-0.255766835975417" calcext:value-type="float">
            <text:p>-0.26</text:p>
          </table:table-cell>
          <table:table-cell table:formula="of:=IF([.B31]=TODAY();1;0)" office:value-type="float" office:value="0" calcext:value-type="float">
            <text:p>0</text:p>
          </table:table-cell>
          <table:table-cell table:formula="of:=IF([.B3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1]+1" office:value-type="float" office:value="45334" calcext:value-type="float">
            <text:p>45334</text:p>
          </table:table-cell>
          <table:table-cell table:formula="of:=[.B31]+1" office:value-type="date" office:date-value="2024-02-12" calcext:value-type="date">
            <text:p>12-Feb-24</text:p>
          </table:table-cell>
          <table:table-cell table:formula="of:=SIN(2*PI()*[.A32]/[.$N$6])" office:value-type="float" office:value="0.269796771155797" calcext:value-type="float">
            <text:p>0.27</text:p>
          </table:table-cell>
          <table:table-cell table:formula="of:=SIN(2*PI()*[.A32]/[.$N$7])" office:value-type="float" office:value="0.433883739117025" calcext:value-type="float">
            <text:p>0.43</text:p>
          </table:table-cell>
          <table:table-cell table:formula="of:=SIN(2*PI()*[.A32]/[.$N$8])" office:value-type="float" office:value="-0.998867339183077" calcext:value-type="float">
            <text:p>-1.00</text:p>
          </table:table-cell>
          <table:table-cell table:formula="of:=AVERAGE([.C32:.E32])" office:value-type="float" office:value="-0.0983956096367515" calcext:value-type="float">
            <text:p>-0.10</text:p>
          </table:table-cell>
          <table:table-cell table:formula="of:=IF([.F32]&gt;0;[.F32];0)" office:value-type="float" office:value="0" calcext:value-type="float">
            <text:p>0.00</text:p>
          </table:table-cell>
          <table:table-cell table:formula="of:=IF([.F32]&lt;0;[.F32];0)" office:value-type="float" office:value="-0.0983956096367515" calcext:value-type="float">
            <text:p>-0.10</text:p>
          </table:table-cell>
          <table:table-cell table:formula="of:=IF([.B32]=TODAY();1;0)" office:value-type="float" office:value="0" calcext:value-type="float">
            <text:p>0</text:p>
          </table:table-cell>
          <table:table-cell table:formula="of:=IF([.B3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2]+1" office:value-type="float" office:value="45335" calcext:value-type="float">
            <text:p>45335</text:p>
          </table:table-cell>
          <table:table-cell table:formula="of:=[.B32]+1" office:value-type="date" office:date-value="2024-02-13" calcext:value-type="date">
            <text:p>13-Feb-24</text:p>
          </table:table-cell>
          <table:table-cell table:formula="of:=SIN(2*PI()*[.A33]/[.$N$6])" office:value-type="float" office:value="0.51958395003518" calcext:value-type="float">
            <text:p>0.52</text:p>
          </table:table-cell>
          <table:table-cell table:formula="of:=SIN(2*PI()*[.A33]/[.$N$7])" office:value-type="float" office:value="0.623489801858797" calcext:value-type="float">
            <text:p>0.62</text:p>
          </table:table-cell>
          <table:table-cell table:formula="of:=SIN(2*PI()*[.A33]/[.$N$8])" office:value-type="float" office:value="-0.971811568323305" calcext:value-type="float">
            <text:p>-0.97</text:p>
          </table:table-cell>
          <table:table-cell table:formula="of:=AVERAGE([.C33:.E33])" office:value-type="float" office:value="0.0570873945235576" calcext:value-type="float">
            <text:p>0.06</text:p>
          </table:table-cell>
          <table:table-cell table:formula="of:=IF([.F33]&gt;0;[.F33];0)" office:value-type="float" office:value="0.0570873945235576" calcext:value-type="float">
            <text:p>0.06</text:p>
          </table:table-cell>
          <table:table-cell table:formula="of:=IF([.F33]&lt;0;[.F33];0)" office:value-type="float" office:value="0" calcext:value-type="float">
            <text:p>0.00</text:p>
          </table:table-cell>
          <table:table-cell table:formula="of:=IF([.B33]=TODAY();1;0)" office:value-type="float" office:value="0" calcext:value-type="float">
            <text:p>0</text:p>
          </table:table-cell>
          <table:table-cell table:formula="of:=IF([.B33]=TODAY();-1;0)" office:value-type="float" office:value="0" calcext:value-type="float">
            <text:p>0</text:p>
          </table:table-cell>
          <table:table-cell table:number-columns-repeated="1011"/>
        </table:table-row>
        <calcext:conditional-formats>
          <calcext:conditional-format calcext:target-range-address="Data.F2:Data.F33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ata.C2:Data.E33">
            <calcext:condition calcext:apply-style-name="Bad" calcext:value="between(-0.000001,0.000001)" calcext:base-cell-address="User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0P0"/>
    </number:currency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month number:style="long"/>
      <number:text>.</number:text>
      <number:day number:style="long"/>
      <number:text>.</number:text>
      <number:year/>
    </number:date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number:date-style style:name="N136">
      <number:day-of-week/>
    </number:date-style>
    <number:date-style style:name="N137">
      <number:day number:style="long"/>
      <number:text>-</number:text>
      <number:month number:style="long"/>
    </number:date-style>
    <number:date-style style:name="N138">
      <number:day number:style="long"/>
      <number:text>-</number:text>
      <number:month number:textual="true"/>
    </number:date-style>
    <number:date-style style:name="N139">
      <number:day-of-week/>
      <number:text>, </number:text>
      <number:day number:style="long"/>
      <number:text>-</number:text>
      <number:month number:textual="true"/>
      <number:text>-</number:text>
      <number:year number:style="long"/>
    </number:date-style>
    <number:number-style style:name="N140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3:52:39.525839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Perkovic</meta:initial-creator>
    <meta:creation-date>2023-09-25T22:09:48.456641253</meta:creation-date>
    <meta:editing-cycles>10</meta:editing-cycles>
    <meta:editing-duration>PT2H19M30S</meta:editing-duration>
    <dc:date>2024-01-28T13:55:35.156415466</dc:date>
    <dc:creator>Igor Perkovic</dc:creator>
    <meta:generator>LibreOffice/7.6.4.1$Linux_X86_64 LibreOffice_project/60$Build-1</meta:generator>
    <dc:title>Biorhythm Calculator</dc:title>
    <meta:document-statistic meta:table-count="3" meta:cell-count="35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6">
      <number:day-of-week/>
    </number:date-style>
    <number:date-style style:name="N138">
      <number:day number:style="long"/>
      <number:text>-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'" style:font-style-name="Regular" fo:font-size="8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style:text-outline="true" fo:font-family="'DejaVu Sans Condensed'" style:font-style-name="Condensed" fo:font-size="8pt" fo:font-weight="bold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Roboto Condensed'" style:font-style-name="Regular" fo:font-size="8pt" style:font-size-asian="10pt" style:font-size-complex="10pt"/>
    </style:style>
    <style:style style:name="ch6" style:family="chart" style:data-style-name="N10">
      <style:chart-properties chart:display-label="true" chart:logarithmic="false" chart:minimum="-1" chart:maximum="1" chart:origin="0" chart:gap-width="0" chart:overlap="100" chart:reverse-direction="false" text:line-break="false" loext:try-staggering-first="false" chart:link-data-style-to-source="false" chart:axis-position="1"/>
      <style:graphic-properties svg:stroke-color="#b3b3b3"/>
      <style:text-properties fo:font-family="'Roboto Condensed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gap-width="0" chart:overlap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3465a4" draw:fill-color="#ffffd7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127622" draw:fill="gradient" draw:fill-color="#7e0021" draw:fill-gradient-name="Gradient_20_1" draw:gradient-step-count="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color="#83caff" draw:fill-gradient-name="Gradient_20_2" draw:gradient-step-count="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="dash" draw:stroke-dash="Dash_20__28_Rounded_29_" svg:stroke-width="0.08cm" svg:stroke-color="#f10d0c" svg:stroke-linecap="round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468a1a" draw:fill-color="#468a1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3465a4" svg:stroke-linecap="round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406cm" svg:height="13.232cm" xlink:href=".." xlink:type="simple" chart:class="chart:bar" chart:column-mapping="5 6 3 4 0 1 2" chart:style-name="ch1">
        <chart:legend chart:legend-position="end" svg:x="29.611cm" svg:y="10.101cm" style:legend-expansion="custom" svg:width="3.437cm" svg:height="2.59cm" style:legend-expansion-aspect-ratio="1.32702702702703" chart:style-name="ch2"/>
        <chart:plot-area chart:style-name="ch3" table:cell-range-address="Data.B1:Data.E33 Data.G1:Data.J33" chart:data-source-has-labels="both" svg:x="0.668cm" svg:y="0.264cm" svg:width="28.437cm" svg:height="12.704cm">
          <chart:coordinate-region svg:x="1.687cm" svg:y="0.912cm" svg:width="27.418cm" svg:height="11.818cm"/>
          <chart:axis chart:dimension="x" chart:name="primary-x" chart:style-name="ch4" chartooo:axis-type="date">
            <chartooo:date-scale chart:base-time-unit="days"/>
            <chart:categories table:cell-range-address="Data.B2:Data.B33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I2:Data.I33" loext:hide-legend="true" chart:label-cell-address="Data.I1:Data.I1" chart:class="chart:bar">
            <chart:data-point chart:repeated="32"/>
          </chart:series>
          <chart:series chart:attached-axis="primary-y" chart:style-name="ch9" chart:values-cell-range-address="Data.J2:Data.J33" loext:hide-legend="true" chart:label-cell-address="Data.J1:Data.J1" chart:class="chart:bar">
            <chart:data-point chart:repeated="32"/>
          </chart:series>
          <chart:series chart:attached-axis="primary-y" chart:style-name="ch10" chart:values-cell-range-address="Data.G2:Data.G33" chart:label-cell-address="Data.G1:Data.G1" chart:class="chart:bar">
            <chart:data-point chart:repeated="32"/>
          </chart:series>
          <chart:series chart:attached-axis="primary-y" chart:style-name="ch11" chart:values-cell-range-address="Data.H2:Data.H33" chart:label-cell-address="Data.H1:Data.H1" chart:class="chart:bar">
            <chart:data-point chart:repeated="32"/>
          </chart:series>
          <chart:series chart:attached-axis="primary-y" chart:style-name="ch12" chart:values-cell-range-address="Data.C2:Data.C33" chart:label-cell-address="Data.C1:Data.C1" chart:class="chart:line">
            <chart:data-point chart:repeated="32"/>
          </chart:series>
          <chart:series chart:attached-axis="primary-y" chart:style-name="ch13" chart:values-cell-range-address="Data.D2:Data.D33" chart:label-cell-address="Data.D1:Data.D1" chart:class="chart:line">
            <chart:data-point chart:repeated="32"/>
          </chart:series>
          <chart:series chart:attached-axis="primary-y" chart:style-name="ch14" chart:values-cell-range-address="Data.E2:Data.E33" chart:label-cell-address="Data.E1:Data.E1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DAY+</text:p>
                <draw:g>
                  <svg:desc>Data.I1:Data.I1</svg:desc>
                </draw:g>
              </table:table-cell>
              <table:table-cell office:value-type="string">
                <text:p>TODAY-</text:p>
                <draw:g>
                  <svg:desc>Data.J1:Data.J1</svg:desc>
                </draw:g>
              </table:table-cell>
              <table:table-cell office:value-type="string">
                <text:p>PLUS</text:p>
                <draw:g>
                  <svg:desc>Data.G1:Data.G1</svg:desc>
                </draw:g>
              </table:table-cell>
              <table:table-cell office:value-type="string">
                <text:p>MINUS</text:p>
                <draw:g>
                  <svg:desc>Data.H1:Data.H1</svg:desc>
                </draw:g>
              </table:table-cell>
              <table:table-cell office:value-type="string">
                <text:p>Physical</text:p>
                <draw:g>
                  <svg:desc>Data.C1:Data.C1</svg:desc>
                </draw:g>
              </table:table-cell>
              <table:table-cell office:value-type="string">
                <text:p>Emotional</text:p>
                <draw:g>
                  <svg:desc>Data.D1:Data.D1</svg:desc>
                </draw:g>
              </table:table-cell>
              <table:table-cell office:value-type="string">
                <text:p>Intellectual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float" office:value="45304">
                <text:p>45304</text:p>
                <draw:g>
                  <svg:desc>Data.B2:Data.B33</svg:desc>
                </draw:g>
              </table:table-cell>
              <table:table-cell office:value-type="float" office:value="0">
                <text:p>0</text:p>
                <draw:g>
                  <svg:desc>Data.I2:Data.I33</svg:desc>
                </draw:g>
              </table:table-cell>
              <table:table-cell office:value-type="float" office:value="0">
                <text:p>0</text:p>
                <draw:g>
                  <svg:desc>Data.J2:Data.J33</svg:desc>
                </draw:g>
              </table:table-cell>
              <table:table-cell office:value-type="float" office:value="0">
                <text:p>0</text:p>
                <draw:g>
                  <svg:desc>Data.G2:Data.G33</svg:desc>
                </draw:g>
              </table:table-cell>
              <table:table-cell office:value-type="float" office:value="-0.604081573747227">
                <text:p>-0.604081573747227</text:p>
                <draw:g>
                  <svg:desc>Data.H2:Data.H33</svg:desc>
                </draw:g>
              </table:table-cell>
              <table:table-cell office:value-type="float" office:value="-0.997668769190437">
                <text:p>-0.997668769190437</text:p>
                <draw:g>
                  <svg:desc>Data.C2:Data.C33</svg:desc>
                </draw:g>
              </table:table-cell>
              <table:table-cell office:value-type="float" office:value="-0.000000000000779988781514538">
                <text:p>-0.000000000000779988781514538</text:p>
                <draw:g>
                  <svg:desc>Data.D2:Data.D33</svg:desc>
                </draw:g>
              </table:table-cell>
              <table:table-cell office:value-type="float" office:value="-0.814575952050464">
                <text:p>-0.814575952050464</text:p>
                <draw:g>
                  <svg:desc>Data.E2:Data.E33</svg:desc>
                </draw:g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82214055070376">
                <text:p>-0.482214055070376</text:p>
              </table:table-cell>
              <table:table-cell office:value-type="float" office:value="-0.97908408768243">
                <text:p>-0.97908408768243</text:p>
              </table:table-cell>
              <table:table-cell office:value-type="float" office:value="0.222520933954437">
                <text:p>0.222520933954437</text:p>
              </table:table-cell>
              <table:table-cell office:value-type="float" office:value="-0.690079011483135">
                <text:p>-0.690079011483135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1547432246276">
                <text:p>-0.331547432246276</text:p>
              </table:table-cell>
              <table:table-cell office:value-type="float" office:value="-0.887885218402167">
                <text:p>-0.887885218402167</text:p>
              </table:table-cell>
              <table:table-cell office:value-type="float" office:value="0.433883739118069">
                <text:p>0.433883739118069</text:p>
              </table:table-cell>
              <table:table-cell office:value-type="float" office:value="-0.54064081745473">
                <text:p>-0.54064081745473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59669539360195">
                <text:p>-0.159669539360195</text:p>
              </table:table-cell>
              <table:table-cell office:value-type="float" office:value="-0.73083596427839">
                <text:p>-0.73083596427839</text:p>
              </table:table-cell>
              <table:table-cell office:value-type="float" office:value="0.623489801858281">
                <text:p>0.623489801858281</text:p>
              </table:table-cell>
              <table:table-cell office:value-type="float" office:value="-0.371662455660477">
                <text:p>-0.371662455660477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3320960244017">
                <text:p>0.0243320960244017</text:p>
              </table:table-cell>
              <table:table-cell office:value-type="float" office:value="0">
                <text:p>0</text:p>
              </table:table-cell>
              <table:table-cell office:value-type="float" office:value="-0.51958395003493">
                <text:p>-0.51958395003493</text:p>
              </table:table-cell>
              <table:table-cell office:value-type="float" office:value="0.781831482468088">
                <text:p>0.781831482468088</text:p>
              </table:table-cell>
              <table:table-cell office:value-type="float" office:value="-0.189251244359953">
                <text:p>-0.189251244359953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390698914656">
                <text:p>0.210390698914656</text:p>
              </table:table-cell>
              <table:table-cell office:value-type="float" office:value="0">
                <text:p>0</text:p>
              </table:table-cell>
              <table:table-cell office:value-type="float" office:value="-0.269796771157267">
                <text:p>-0.269796771157267</text:p>
              </table:table-cell>
              <table:table-cell office:value-type="float" office:value="0.900968867901963">
                <text:p>0.900968867901963</text:p>
              </table:table-cell>
              <table:table-cell office:value-type="float" office:value="-0.000000000000727086515713918">
                <text:p>-0.000000000000727086515713918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059718846986">
                <text:p>0.388059718846986</text:p>
              </table:table-cell>
              <table:table-cell office:value-type="float" office:value="0">
                <text:p>0</text:p>
              </table:table-cell>
              <table:table-cell office:value-type="float" office:value="-0.00000000000109357759161774">
                <text:p>-0.00000000000109357759161774</text:p>
              </table:table-cell>
              <table:table-cell office:value-type="float" office:value="0.974927912181739">
                <text:p>0.974927912181739</text:p>
              </table:table-cell>
              <table:table-cell office:value-type="float" office:value="0.189251244360311">
                <text:p>0.189251244360311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7153075604763">
                <text:p>0.547153075604763</text:p>
              </table:table-cell>
              <table:table-cell office:value-type="float" office:value="0">
                <text:p>0</text:p>
              </table:table-cell>
              <table:table-cell office:value-type="float" office:value="0.269796771155161">
                <text:p>0.269796771155161</text:p>
              </table:table-cell>
              <table:table-cell office:value-type="float" office:value="1">
                <text:p>1</text:p>
              </table:table-cell>
              <table:table-cell office:value-type="float" office:value="0.371662455659127">
                <text:p>0.371662455659127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384226558115">
                <text:p>0.678384226558115</text:p>
              </table:table-cell>
              <table:table-cell office:value-type="float" office:value="0">
                <text:p>0</text:p>
              </table:table-cell>
              <table:table-cell office:value-type="float" office:value="0.51958395003617">
                <text:p>0.51958395003617</text:p>
              </table:table-cell>
              <table:table-cell office:value-type="float" office:value="0.974927912181608">
                <text:p>0.974927912181608</text:p>
              </table:table-cell>
              <table:table-cell office:value-type="float" office:value="0.540640817456567">
                <text:p>0.54064081745656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3961281220906">
                <text:p>0.773961281220906</text:p>
              </table:table-cell>
              <table:table-cell office:value-type="float" office:value="0">
                <text:p>0</text:p>
              </table:table-cell>
              <table:table-cell office:value-type="float" office:value="0.730835964278138">
                <text:p>0.730835964278138</text:p>
              </table:table-cell>
              <table:table-cell office:value-type="float" office:value="0.900968867902496">
                <text:p>0.900968867902496</text:p>
              </table:table-cell>
              <table:table-cell office:value-type="float" office:value="0.690079011482083">
                <text:p>0.690079011482083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8097550973465">
                <text:p>0.828097550973465</text:p>
              </table:table-cell>
              <table:table-cell office:value-type="float" office:value="0">
                <text:p>0</text:p>
              </table:table-cell>
              <table:table-cell office:value-type="float" office:value="0.887885218401998">
                <text:p>0.887885218401998</text:p>
              </table:table-cell>
              <table:table-cell office:value-type="float" office:value="0.781831482467721">
                <text:p>0.781831482467721</text:p>
              </table:table-cell>
              <table:table-cell office:value-type="float" office:value="0.814575952050676">
                <text:p>0.814575952050676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7401961631831">
                <text:p>0.837401961631831</text:p>
              </table:table-cell>
              <table:table-cell office:value-type="float" office:value="0">
                <text:p>0</text:p>
              </table:table-cell>
              <table:table-cell office:value-type="float" office:value="0.979084087681985">
                <text:p>0.979084087681985</text:p>
              </table:table-cell>
              <table:table-cell office:value-type="float" office:value="0.623489801859242">
                <text:p>0.623489801859242</text:p>
              </table:table-cell>
              <table:table-cell office:value-type="float" office:value="0.909631995354266">
                <text:p>0.909631995354266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112135887777">
                <text:p>0.80112135887777</text:p>
              </table:table-cell>
              <table:table-cell office:value-type="float" office:value="0">
                <text:p>0</text:p>
              </table:table-cell>
              <table:table-cell office:value-type="float" office:value="0.997668769190586">
                <text:p>0.997668769190586</text:p>
              </table:table-cell>
              <table:table-cell office:value-type="float" office:value="0.433883739119176">
                <text:p>0.433883739119176</text:p>
              </table:table-cell>
              <table:table-cell office:value-type="float" office:value="0.971811568323546">
                <text:p>0.971811568323546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1216398419898">
                <text:p>0.721216398419898</text:p>
              </table:table-cell>
              <table:table-cell office:value-type="float" office:value="0">
                <text:p>0</text:p>
              </table:table-cell>
              <table:table-cell office:value-type="float" office:value="0.942260922119331">
                <text:p>0.942260922119331</text:p>
              </table:table-cell>
              <table:table-cell office:value-type="float" office:value="0.222520933957409">
                <text:p>0.222520933957409</text:p>
              </table:table-cell>
              <table:table-cell office:value-type="float" office:value="0.998867339182952">
                <text:p>0.998867339182952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2263778297056">
                <text:p>0.602263778297056</text:p>
              </table:table-cell>
              <table:table-cell office:value-type="float" office:value="0">
                <text:p>0</text:p>
              </table:table-cell>
              <table:table-cell office:value-type="float" office:value="0.816969893009709">
                <text:p>0.816969893009709</text:p>
              </table:table-cell>
              <table:table-cell office:value-type="float" office:value="0.000000000000449708874066006">
                <text:p>0.000000000000449708874066006</text:p>
              </table:table-cell>
              <table:table-cell office:value-type="float" office:value="0.989821441881011">
                <text:p>0.989821441881011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451189276361276">
                <text:p>0.451189276361276</text:p>
              </table:table-cell>
              <table:table-cell office:value-type="float" office:value="0">
                <text:p>0</text:p>
              </table:table-cell>
              <table:table-cell office:value-type="float" office:value="0.631087944325719">
                <text:p>0.631087944325719</text:p>
              </table:table-cell>
              <table:table-cell office:value-type="float" office:value="-0.222520933956532">
                <text:p>-0.222520933956532</text:p>
              </table:table-cell>
              <table:table-cell office:value-type="float" office:value="0.945000818714643">
                <text:p>0.945000818714643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6847584838295">
                <text:p>0.276847584838295</text:p>
              </table:table-cell>
              <table:table-cell office:value-type="float" office:value="0">
                <text:p>0</text:p>
              </table:table-cell>
              <table:table-cell office:value-type="float" office:value="0.398401089846618">
                <text:p>0.398401089846618</text:p>
              </table:table-cell>
              <table:table-cell office:value-type="float" office:value="-0.433883739116727">
                <text:p>-0.433883739116727</text:p>
              </table:table-cell>
              <table:table-cell office:value-type="float" office:value="0.866025403784995">
                <text:p>0.866025403784995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4754738645085">
                <text:p>0.0894754738645085</text:p>
              </table:table-cell>
              <table:table-cell office:value-type="float" office:value="0">
                <text:p>0</text:p>
              </table:table-cell>
              <table:table-cell office:value-type="float" office:value="0.136166649097487">
                <text:p>0.136166649097487</text:p>
              </table:table-cell>
              <table:table-cell office:value-type="float" office:value="-0.623489801858539">
                <text:p>-0.623489801858539</text:p>
              </table:table-cell>
              <table:table-cell office:value-type="float" office:value="0.755749574354577">
                <text:p>0.755749574354577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99463817798025">
                <text:p>-0.0999463817798025</text:p>
              </table:table-cell>
              <table:table-cell office:value-type="float" office:value="-0.136166649094173">
                <text:p>-0.136166649094173</text:p>
              </table:table-cell>
              <table:table-cell office:value-type="float" office:value="-0.78183148246716">
                <text:p>-0.78183148246716</text:p>
              </table:table-cell>
              <table:table-cell office:value-type="float" office:value="0.618158986221925">
                <text:p>0.618158986221925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80381145341017">
                <text:p>-0.280381145341017</text:p>
              </table:table-cell>
              <table:table-cell office:value-type="float" office:value="-0.398401089846887">
                <text:p>-0.398401089846887</text:p>
              </table:table-cell>
              <table:table-cell office:value-type="float" office:value="-0.900968867902895">
                <text:p>-0.900968867902895</text:p>
              </table:table-cell>
              <table:table-cell office:value-type="float" office:value="0.45822652172673">
                <text:p>0.45822652172673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41427766555307">
                <text:p>-0.441427766555307</text:p>
              </table:table-cell>
              <table:table-cell office:value-type="float" office:value="-0.631087944325946">
                <text:p>-0.631087944325946</text:p>
              </table:table-cell>
              <table:table-cell office:value-type="float" office:value="-0.974927912181813">
                <text:p>-0.974927912181813</text:p>
              </table:table-cell>
              <table:table-cell office:value-type="float" office:value="0.281732556841839">
                <text:p>0.28173255684183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73971283235298">
                <text:p>-0.573971283235298</text:p>
              </table:table-cell>
              <table:table-cell office:value-type="float" office:value="-0.816969893009877">
                <text:p>-0.816969893009877</text:p>
              </table:table-cell>
              <table:table-cell office:value-type="float" office:value="-1">
                <text:p>-1</text:p>
              </table:table-cell>
              <table:table-cell office:value-type="float" office:value="0.0950560433039841">
                <text:p>0.0950560433039841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70748292534651">
                <text:p>-0.670748292534651</text:p>
              </table:table-cell>
              <table:table-cell office:value-type="float" office:value="-0.94226092211882">
                <text:p>-0.94226092211882</text:p>
              </table:table-cell>
              <table:table-cell office:value-type="float" office:value="-0.97492791218194">
                <text:p>-0.97492791218194</text:p>
              </table:table-cell>
              <table:table-cell office:value-type="float" office:value="-0.095056043303194">
                <text:p>-0.095056043303194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26790064644901">
                <text:p>-0.726790064644901</text:p>
              </table:table-cell>
              <table:table-cell office:value-type="float" office:value="-0.997668769190482">
                <text:p>-0.997668769190482</text:p>
              </table:table-cell>
              <table:table-cell office:value-type="float" office:value="-0.900968867903142">
                <text:p>-0.900968867903142</text:p>
              </table:table-cell>
              <table:table-cell office:value-type="float" office:value="-0.281732556841078">
                <text:p>-0.281732556841078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3971403062578">
                <text:p>-0.73971403062578</text:p>
              </table:table-cell>
              <table:table-cell office:value-type="float" office:value="-0.979084087682665">
                <text:p>-0.979084087682665</text:p>
              </table:table-cell>
              <table:table-cell office:value-type="float" office:value="-0.781831482468649">
                <text:p>-0.781831482468649</text:p>
              </table:table-cell>
              <table:table-cell office:value-type="float" office:value="-0.458226521726024">
                <text:p>-0.458226521726024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09844668827383">
                <text:p>-0.709844668827383</text:p>
              </table:table-cell>
              <table:table-cell office:value-type="float" office:value="-0.887885218401863">
                <text:p>-0.887885218401863</text:p>
              </table:table-cell>
              <table:table-cell office:value-type="float" office:value="-0.623489801858984">
                <text:p>-0.623489801858984</text:p>
              </table:table-cell>
              <table:table-cell office:value-type="float" office:value="-0.618158986221302">
                <text:p>-0.618158986221302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40156425916412">
                <text:p>-0.640156425916412</text:p>
              </table:table-cell>
              <table:table-cell office:value-type="float" office:value="-0.730835964277939">
                <text:p>-0.730835964277939</text:p>
              </table:table-cell>
              <table:table-cell office:value-type="float" office:value="-0.43388373911724">
                <text:p>-0.43388373911724</text:p>
              </table:table-cell>
              <table:table-cell office:value-type="float" office:value="-0.755749574354057">
                <text:p>-0.755749574354057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36043429259202">
                <text:p>-0.536043429259202</text:p>
              </table:table-cell>
              <table:table-cell office:value-type="float" office:value="-0.51958395003592">
                <text:p>-0.51958395003592</text:p>
              </table:table-cell>
              <table:table-cell office:value-type="float" office:value="-0.222520933957087">
                <text:p>-0.222520933957087</text:p>
              </table:table-cell>
              <table:table-cell office:value-type="float" office:value="-0.866025403784599">
                <text:p>-0.86602540378459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04932529957628">
                <text:p>-0.404932529957628</text:p>
              </table:table-cell>
              <table:table-cell office:value-type="float" office:value="-0.269796771158383">
                <text:p>-0.269796771158383</text:p>
              </table:table-cell>
              <table:table-cell office:value-type="float" office:value="-0.000000000000119428966617474">
                <text:p>-0.000000000000119428966617474</text:p>
              </table:table-cell>
              <table:table-cell office:value-type="float" office:value="-0.945000818714383">
                <text:p>-0.945000818714383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55766835975417">
                <text:p>-0.255766835975417</text:p>
              </table:table-cell>
              <table:table-cell office:value-type="float" office:value="-0.00000000000043301777672068">
                <text:p>-0.00000000000043301777672068</text:p>
              </table:table-cell>
              <table:table-cell office:value-type="float" office:value="0.222520933955081">
                <text:p>0.222520933955081</text:p>
              </table:table-cell>
              <table:table-cell office:value-type="float" office:value="-0.989821441880898">
                <text:p>-0.989821441880898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83956096367515">
                <text:p>-0.0983956096367515</text:p>
              </table:table-cell>
              <table:table-cell office:value-type="float" office:value="0.269796771155797">
                <text:p>0.269796771155797</text:p>
              </table:table-cell>
              <table:table-cell office:value-type="float" office:value="0.433883739117025">
                <text:p>0.433883739117025</text:p>
              </table:table-cell>
              <table:table-cell office:value-type="float" office:value="-0.998867339183077">
                <text:p>-0.99886733918307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0873945235576">
                <text:p>0.0570873945235576</text:p>
              </table:table-cell>
              <table:table-cell office:value-type="float" office:value="0">
                <text:p>0</text:p>
              </table:table-cell>
              <table:table-cell office:value-type="float" office:value="0.51958395003518">
                <text:p>0.51958395003518</text:p>
              </table:table-cell>
              <table:table-cell office:value-type="float" office:value="0.623489801858797">
                <text:p>0.623489801858797</text:p>
              </table:table-cell>
              <table:table-cell office:value-type="float" office:value="-0.971811568323305">
                <text:p>-0.971811568323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81d41a" draw:end-color="#468a1a" draw:start-intensity="100%" draw:end-intensity="100%" draw:angle="359deg" draw:border="0%">
      <loext:gradient-stop svg:offset="0" loext:color-type="rgb" loext:color-value="#81d41a"/>
      <loext:gradient-stop svg:offset="1" loext:color-type="rgb" loext:color-value="#468a1a"/>
    </draw:gradient>
    <draw:gradient draw:name="Gradient_20_2" draw:display-name="Gradient 2" draw:style="linear" draw:start-color="#f10d0c" draw:end-color="#ffd7d7" draw:start-intensity="100%" draw:end-intensity="100%" draw:angle="359deg" draw:border="0%">
      <loext:gradient-stop svg:offset="0" loext:color-type="rgb" loext:color-value="#f10d0c"/>
      <loext:gradient-stop svg:offset="1" loext:color-type="rgb" loext:color-value="#ffd7d7"/>
    </draw:gradient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Ultrafine_20_Dotted_20__28_var_29_" draw:display-name="Ultrafine Dotted (var)" draw:style="rect" draw:dots1="1" draw:distance="50%"/>
  </office:styles>
</office:document-styles>
</file>